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FixBSFPath.getClassSource( ClassLoader loader ,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criptFixBSFPath.fixClassLoader( ClassLoader loader , String languag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ScriptFixBSFPath.getClassSourc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